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dd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config --global user.name "Chuprin Anton"</text:p>
      <text:p text:style-name="Standard"><text:s/>git config --global user.email antonchuprin@meta.ua</text:p>
      <text:p text:style-name="Standard">toha@toha15IRH8:~/firstproject$ git config --global init.defaultBranch main</text:p>
      <text:p text:style-name="Standard">toha@toha15IRH8:~/firstproject$ git config --global core.autocrlf input</text:p>
      <text:p text:style-name="Standard"/>
      <text:p text:style-name="Standard"/>
      <text:p text:style-name="Standard"/>
      <text:p text:style-name="Standard">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 <text:span text:style-name="T1">TOK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0:25:03.598734033</meta:creation-date>
    <dc:date>2023-12-11T01:17:38.407494709</dc:date>
    <meta:editing-duration>PT1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9" meta:character-count="289" meta:non-whitespace-character-count="268"/>
  </office:meta>
</office:document-meta>
</file>